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ce style:name="courier" svg:font-family="courier"/>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06a78d"/>
    </style:style>
    <style:style style:name="P2"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style="italic" style:text-underline-style="solid" style:text-underline-width="auto" style:text-underline-color="font-color" fo:font-weight="bold" officeooo:paragraph-rsid="0006a78d" style:font-style-asian="italic" style:font-weight-asian="bold" style:font-style-complex="italic" style:font-weight-complex="bold"/>
    </style:style>
    <style:style style:name="P3"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weight="bold" officeooo:paragraph-rsid="0006a78d" style:font-weight-asian="bold" style:font-weight-complex="bold"/>
    </style:style>
    <style:style style:name="P4"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6a78d" style:font-weight-asian="normal" style:font-weight-complex="normal"/>
    </style:style>
    <style:style style:name="P5"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6a78d"/>
    </style:style>
    <style:style style:name="P6" style:family="paragraph" style:parent-style-name="Text_20_body">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6a78d"/>
    </style:style>
    <style:style style:name="P7" style:family="paragraph" style:parent-style-name="Text_20_body">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6a78d" style:font-weight-asian="bold" style:font-weight-complex="bold"/>
    </style:style>
    <style:style style:name="P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arial" fo:font-size="12.75pt" fo:letter-spacing="normal" fo:font-style="normal" fo:font-weight="normal"/>
    </style:style>
    <style:style style:name="P9" style:family="paragraph" style:parent-style-name="Preformatted_20_Text">
      <style:paragraph-properties fo:margin-left="0.132cm" fo:margin-right="0cm" fo:margin-top="0cm" fo:margin-bottom="0.499cm" loext:contextual-spacing="false" fo:text-align="start" style:justify-single-word="false" fo:orphans="2" fo:widows="2" fo:text-indent="0cm" style:auto-text-indent="false" fo:padding="0.132cm" fo:border="0.06pt dotted #ffaa00"/>
      <style:text-properties fo:font-variant="normal" fo:text-transform="none" fo:color="#000000" style:font-name="courier" fo:letter-spacing="normal" fo:font-style="normal" fo:font-weight="normal"/>
    </style:style>
    <style:style style:name="P10" style:family="paragraph" style:parent-style-name="Preformatted_20_Text">
      <style:paragraph-properties fo:margin-left="0.132cm" fo:margin-right="0cm" fo:text-align="start" style:justify-single-word="false" fo:orphans="2" fo:widows="2" fo:text-indent="0cm" style:auto-text-indent="false" fo:padding="0.132cm" fo:border="0.06pt dotted #ffaa00"/>
      <style:text-properties fo:font-variant="normal" fo:text-transform="none" fo:color="#000000" fo:letter-spacing="normal"/>
    </style:style>
    <style:style style:name="P11"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courier" fo:letter-spacing="normal" fo:font-style="normal" fo:font-weight="normal" officeooo:paragraph-rsid="0006a78d"/>
    </style:style>
    <style:style style:name="P12"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weight="bold" officeooo:paragraph-rsid="0006a78d" style:font-weight-asian="bold" style:font-weight-complex="bold"/>
    </style:style>
    <style:style style:name="P13" style:family="paragraph" style:parent-style-name="Standard" style:master-page-name="Standard">
      <style:paragraph-properties fo:margin-left="0cm" fo:margin-right="0cm" fo:margin-top="0cm" fo:margin-bottom="0.353cm" loext:contextual-spacing="false" fo:line-height="115%" fo:text-align="start" style:justify-single-word="false" fo:orphans="0" fo:widows="0" fo:text-indent="0cm" style:auto-text-indent="false" style:page-number="auto" style:vertical-align="auto" style:writing-mode="lr-tb"/>
      <style:text-properties fo:font-style="italic" style:text-underline-style="solid" style:text-underline-width="auto" style:text-underline-color="font-color" fo:font-weight="bold" officeooo:paragraph-rsid="0006a78d" style:font-style-asian="italic" style:font-weight-asian="bold" style:font-style-complex="italic" style:font-weight-complex="bold"/>
    </style:style>
    <style:style style:name="T1" style:family="text">
      <style:text-properties officeooo:rsid="0007a2ab"/>
    </style:style>
    <style:style style:name="T2" style:family="text">
      <style:text-properties style:font-name="courier" fo:font-style="normal" fo:font-weight="normal"/>
    </style:style>
    <style:style style:name="T3" style:family="text">
      <style:text-properties fo:font-weight="bold" style:font-weight-asian="bold" style:font-weight-complex="bold"/>
    </style:style>
    <style:style style:name="T4" style:family="text">
      <style:text-properties fo:font-variant="normal" fo:text-transform="none" fo:color="#000000" style:font-name="courier" fo:letter-spacing="normal"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2">javascript ya</text:p>
      <text:p text:style-name="P3">.-Estructuras secuenciales de programación. <text:s text:c="2"/>(seccion-1 linea-5)</text:p>
      <text:p text:style-name="P1">PROBLEMAS</text:p>
      <text:p text:style-name="P1"><text:s text:c="3"/><text:span text:style-name="T1">1</text:span> Realizar la carga del lado de un cuadrado, mostrar por pantalla el perímetro del mismo (El perímetro de un cuadrado se calcula multiplicando el valor del lado por cuatro)</text:p>
      <text:p text:style-name="P1"><text:s text:c="2"/><text:span text:style-name="T1">2</text:span> <text:s/>Escribir un programa en el cual se ingresen cuatro números, calcular e informar la suma de los dos primeros y el producto del tercero y el cuarto.</text:p>
      <text:p text:style-name="P1"><text:s text:c="3"/><text:span text:style-name="T1">3</text:span> Realizar un programa que lea cuatro valores numéricos e informar su suma y producto.</text:p>
      <text:p text:style-name="P1"><text:s text:c="3"/><text:span text:style-name="T1">4</text:span> Se debe desarrollar un programa que pida el ingreso del precio de un artículo y la cantidad que lleva el cliente. Mostrar lo que debe abonar el comprador (Ingresar por teclado un precio sin decimales, es decir un entero: 2, 7, 90 etc</text:p>
      <text:p text:style-name="P1"/>
      <text:p text:style-name="P3">.-Estructuras condicionales simples. ( seccion-1 linea-6)</text:p>
      <text:p text:style-name="P4">Realizar la carga de una nota de un alumno. Mostrar un mensaje que aprobó si tiene una nota mayor o igual a 4:</text:p>
      <text:p text:style-name="P1"><text:span text:style-name="T1">1</text:span> <text:s text:c="2"/>Se ingresan tres notas de un alumno, si el promedio es mayor o igual a siete mostrar el mensaje 'Promocionado'. Tener en cuenta que para obtener el promedio debemos operar suma=nota1+nota2+nota3; y luego hacer promedio=suma/3;</text:p>
      <text:p text:style-name="P1"><text:s text:c="4"/>Cuando cargamos una nota y queremos convertir inmediatamente el valor ingresado a entero podemos hacer:</text:p>
      <text:p text:style-name="P1"><text:s text:c="4"/>nota1=prompt('Ingrese primer nota:','');</text:p>
      <text:p text:style-name="P1"><text:s text:c="4"/>nota1=parseInt(nota1);</text:p>
      <text:p text:style-name="P1"><text:s text:c="3"/><text:span text:style-name="T1">2</text:span> Solicitar que se ingrese dos veces una clave. Mostrar un mensaje si son iguales (tener en cuenta que para ver si dos variables tienen el mismo valor almacenado debemos utilizar el operador ==)</text:p>
      <text:p text:style-name="P1"/>
      <text:p text:style-name="P1"/>
      <text:p text:style-name="P1"/>
      <text:p text:style-name="P1"/>
      <text:p text:style-name="P1"/>
      <text:p text:style-name="P1"><text:soft-page-break/></text:p>
      <text:p text:style-name="P3">.-Estructuras condicionales compuestas. (seccion 1 linea 7)</text:p>
      <text:p text:style-name="P5">Realizar un programa que solicite dos números distintos y muestre el mayor de ellos:</text:p>
      <text:p text:style-name="P1"><text:s text:c="3"/><text:span text:style-name="T1">1</text:span> Realizar un programa que lea por teclado dos números, si el primero es mayor al segundo informar su suma y diferencia, en caso contrario informar el producto y la división del primero respecto al segundo.</text:p>
      <text:p text:style-name="P1"><text:s text:c="4"/><text:span text:style-name="T1">2 </text:span>Se ingresan tres notas de un alumno, si el promedio es mayor o igual a 4 mostrar un mensaje 'regular', sino 'reprobado'.</text:p>
      <text:p text:style-name="P1"><text:s text:c="3"/><text:span text:style-name="T1">3</text:span> Se ingresa por teclado un número positivo de uno o dos dígitos (1..99) mostrar un mensaje indicando si el número tiene uno o dos dígitos (recordar de convertir a entero con parseInt para preguntar posteriormente por una variable entera). Tener en cuenta qué condición debe cumplirse para tener dos dígitos, un número entero.</text:p>
      <text:p text:style-name="P1"/>
      <text:p text:style-name="P1">.<text:span text:style-name="T3">-Estructuras condicionales anidadas. (seccion 1 linea 8)</text:span></text:p>
      <text:p text:style-name="P6">Confeccionar un programa que pida por teclado tres notas de un alumno, calcule el promedio e imprima alguno de estos mensajes:</text:p>
      <text:p text:style-name="P8">Si el promedio es &gt;=7 mostrar "Promocionado".<text:line-break/>Si el promedio es &gt;=4 y &lt;7 mostrar "Regular".<text:line-break/>Si el promedio es &lt;4 mostrar "Reprobado".</text:p>
      <text:p text:style-name="Text_20_body"><text:line-break/></text:p>
      <text:p text:style-name="Text_20_body"/>
      <text:p text:style-name="P1"><text:s/>Se cargan por teclado tres números distintos. Mostrar por pantalla el mayor de ellos.</text:p>
      <text:p text:style-name="P1">Se ingresa por teclado un valor entero, mostrar una leyenda que indique si el número es positivo, cero o negativo.</text:p>
      <text:p text:style-name="P1">Confeccionar un programa que permita cargar un número entero positivo de hasta tres cifras y muestre un mensaje indicando si tiene 1, 2, o 3 cifras.</text:p>
      <text:p text:style-name="P1">De un postulante a un empleo, que realizó un test de capacitación, se obtuvo la siguiente información: nombre del postulante, cantidad total de preguntas que se le realizaron y cantidad de preguntas que contestó correctamente. Se pide confeccionar un programa que lea los datos del postulante e informe el nivel del mismo según el porcentaje de respuestas correctas que ha obtenido, y sabiendo que:</text:p>
      <text:p text:style-name="P1">Nivel superior: Porcentaje&gt;=90%.</text:p>
      <text:p text:style-name="P1"><text:soft-page-break/>Nivel medio: Porcentaje&gt;=75% y &lt;90%.</text:p>
      <text:p text:style-name="P1">Nivel regular: Porcentaje&gt;=50% y &lt;75%.</text:p>
      <text:p text:style-name="P1">Fuera de nivel: Porcentaje&lt;50%.</text:p>
      <text:p text:style-name="P1"/>
      <text:p text:style-name="P3">.-Operadores lógicos &amp;&amp; (y) en las estructuras condicionales. <text:s/>(seccion 1 linea9)</text:p>
      <text:p text:style-name="P5">Confeccionar un programa que lea por teclado tres números distintos y nos muestre el mayor de ellos.</text:p>
      <text:p text:style-name="P11"/>
      <text:p text:style-name="P5"/>
      <text:p text:style-name="P1"><text:s text:c="4"/>Realizar un programa que pida cargar una fecha cualquiera, luego verificar si dicha fecha corresponde a Navidad (se debe cargar por separado el dia, el mes y el año)</text:p>
      <text:p text:style-name="P1"><text:s text:c="4"/>Se ingresan tres valores por teclado, si todos son iguales se imprime la suma del primero con el segundo y a este resultado se lo multiplica por el tercero (tener en cuenta que puede haber tres condiciones simples)</text:p>
      <text:p text:style-name="P1"><text:s text:c="4"/>Se ingresan por teclado tres números, si todos los valores ingresados son menores a 10, imprimir en la página la leyenda ' Todos los números son menores a diez'.</text:p>
      <text:p text:style-name="P1"><text:s text:c="4"/>Escribir un programa que pida ingresar la coordenada de un punto en el plano, es decir dos valores enteros x e y.</text:p>
      <text:p text:style-name="P1"><text:s text:c="4"/>Posteriormente imprimir en pantalla en qué cuadrante se ubica dicho punto. (1º Cuadrante si x &gt; 0 Y y &gt; 0 , 2º Cuadrante: x &lt; 0 Y y &gt; 0, etc.)</text:p>
      <text:p text:style-name="P1"><text:s text:c="4"/>De un operario se conoce su sueldo y los años de antigüedad. Se pide confeccionar un programa que lea los datos de entrada e informe</text:p>
      <text:p text:style-name="P1"><text:s text:c="4"/>a) Si el sueldo es inferior a 500 y su antigüedad es igual o superior a 10 años, otorgarle un aumento del 20 %, mostrar el sueldo a pagar.</text:p>
      <text:p text:style-name="P1"><text:s text:c="4"/>b) Si el sueldo es inferior a 500 pero su antigüedad es menor a 10 años, otorgarle un aumento de 5 %.</text:p>
      <text:p text:style-name="P1"><text:s text:c="4"/>c) Si el sueldo es mayor o igual a 500 mostrar el sueldo en la página sin cambios.</text:p>
      <text:p text:style-name="P1"/>
      <text:p text:style-name="P3">.-Operadores lógicos || (o) en las estructuras condicionales. <text:s text:c="2"/>(seccion 1 linea10)</text:p>
      <text:p text:style-name="P7">Se carga una fecha (día, mes y año) por teclado. Mostrar un mensaje si corresponde al <text:soft-page-break/>primer trimestre del año (enero, febrero o marzo).</text:p>
      <text:p text:style-name="P8">Cargar por teclado el valor numérico del día, mes y año por separado.</text:p>
      <text:p text:style-name="P12"/>
      <text:p text:style-name="P1">Se ingresan por teclado tres números, si al menos uno de los valores ingresados es menores a 10, imprimir en la página la leyenda 'Alguno de los números son menores a diez'.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ce style:name="courier" svg:font-family="courier"/>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22:03:11.422974827</meta:creation-date>
    <dc:date>2018-06-10T09:40:24.132984168</dc:date>
    <meta:editing-duration>PT16M59S</meta:editing-duration>
    <meta:editing-cycles>4</meta:editing-cycles>
    <meta:generator>LibreOffice/5.1.6.2$Linux_X86_64 LibreOffice_project/10m0$Build-2</meta:generator>
    <meta:document-statistic meta:table-count="0" meta:image-count="0" meta:object-count="0" meta:page-count="4" meta:paragraph-count="46" meta:word-count="922" meta:character-count="5445" meta:non-whitespace-character-count="4485"/>
  </office:meta>
</office:document-meta>
</file>